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8dfc0" officeooo:paragraph-rsid="0008dfc0" style:font-style-asian="normal" style:font-style-complex="normal"/>
    </style:style>
    <style:style style:name="P2" style:family="paragraph" style:parent-style-name="Standard">
      <style:text-properties fo:font-style="normal" officeooo:rsid="0008dfc0" officeooo:paragraph-rsid="0009574a" style:font-style-asian="normal" style:font-style-complex="normal"/>
    </style:style>
    <style:style style:name="P3" style:family="paragraph" style:parent-style-name="Standard">
      <style:text-properties officeooo:paragraph-rsid="0007b3bf"/>
    </style:style>
    <style:style style:name="P4" style:family="paragraph" style:parent-style-name="Standard">
      <style:text-properties fo:font-style="normal" officeooo:rsid="0008dfc0" officeooo:paragraph-rsid="000abcd3" style:font-style-asian="normal" style:font-style-complex="normal"/>
    </style:style>
    <style:style style:name="P5" style:family="paragraph" style:parent-style-name="Standard">
      <style:text-properties style:font-name="Arimo" officeooo:rsid="000362e3" officeooo:paragraph-rsid="000362e3" style:font-size-asian="10.5pt"/>
    </style:style>
    <style:style style:name="P6" style:family="paragraph" style:parent-style-name="Standard">
      <style:text-properties style:font-name="Arimo" fo:font-style="italic" officeooo:rsid="00042ba0" officeooo:paragraph-rsid="00042ba0" style:font-size-asian="10.5pt" style:font-style-asian="italic" style:font-style-complex="italic"/>
    </style:style>
    <style:style style:name="P7" style:family="paragraph" style:parent-style-name="Standard">
      <style:text-properties style:font-name="Arimo" fo:font-style="italic" officeooo:paragraph-rsid="00051610" style:font-size-asian="10.5pt" style:font-style-asian="italic" style:font-style-complex="italic"/>
    </style:style>
    <style:style style:name="P8" style:family="paragraph" style:parent-style-name="Standard">
      <style:text-properties style:font-name="Arimo" fo:font-style="normal" officeooo:rsid="00042ba0" officeooo:paragraph-rsid="00042ba0" style:font-size-asian="10.5pt" style:font-style-asian="normal" style:font-style-complex="normal"/>
    </style:style>
    <style:style style:name="P9" style:family="paragraph" style:parent-style-name="Standard">
      <style:text-properties style:font-name="Arimo" fo:font-style="normal" officeooo:rsid="00051610" officeooo:paragraph-rsid="00051610" style:font-size-asian="10.5pt" style:font-style-asian="normal" style:font-style-complex="normal"/>
    </style:style>
    <style:style style:name="P10" style:family="paragraph" style:parent-style-name="Standard">
      <style:text-properties style:font-name="Arimo" fo:font-style="normal" officeooo:paragraph-rsid="00051610" style:font-size-asian="10.5pt" style:font-style-asian="normal" style:font-style-complex="normal"/>
    </style:style>
    <style:style style:name="P11" style:family="paragraph" style:parent-style-name="Standard">
      <style:text-properties style:font-name="Arimo" fo:font-style="normal" officeooo:rsid="0007b3bf" officeooo:paragraph-rsid="0007b3bf" style:font-size-asian="10.5pt" style:font-style-asian="normal" style:font-style-complex="normal"/>
    </style:style>
    <style:style style:name="P12" style:family="paragraph" style:parent-style-name="Standard">
      <style:text-properties style:font-name="Arimo" fo:font-style="normal" officeooo:rsid="0008c655" officeooo:paragraph-rsid="0008c655" style:font-size-asian="10.5pt" style:font-style-asian="normal" style:font-style-complex="normal"/>
    </style:style>
    <style:style style:name="P13" style:family="paragraph" style:parent-style-name="Standard">
      <style:text-properties style:font-name="Arimo" fo:font-style="normal" officeooo:rsid="0008dfc0" officeooo:paragraph-rsid="0008dfc0" style:font-size-asian="10.5pt" style:font-style-asian="normal" style:font-style-complex="normal"/>
    </style:style>
    <style:style style:name="P14" style:family="paragraph" style:parent-style-name="Standard">
      <style:text-properties style:font-name="Arimo" fo:language="es" fo:country="ES" fo:font-style="normal" officeooo:rsid="00051610" officeooo:paragraph-rsid="00051610" style:font-size-asian="10.5pt" style:font-style-asian="normal" style:font-style-complex="normal"/>
    </style:style>
    <style:style style:name="T1" style:family="text">
      <style:text-properties fo:font-style="normal" officeooo:rsid="0007b3bf" style:font-style-asian="normal" style:font-style-complex="normal"/>
    </style:style>
    <style:style style:name="T2" style:family="text">
      <style:text-properties officeooo:rsid="00051610"/>
    </style:style>
    <style:style style:name="T3" style:family="text">
      <style:text-properties officeooo:rsid="00067be9"/>
    </style:style>
    <style:style style:name="T4" style:family="text">
      <style:text-properties officeooo:rsid="0009574a"/>
    </style:style>
    <style:style style:name="T5" style:family="text">
      <style:text-properties officeooo:rsid="000abcd3"/>
    </style:style>
    <style:style style:name="T6" style:family="text">
      <style:text-properties style:font-name="Arimo" style:font-size-asian="10.5pt"/>
    </style:style>
    <style:style style:name="T7" style:family="text">
      <style:text-properties style:font-name="Arimo" officeooo:rsid="0009574a" style:font-size-asian="10.5pt"/>
    </style:style>
    <style:style style:name="T8" style:family="text">
      <style:text-properties style:font-name="Arimo" officeooo:rsid="000abcd3" style:font-size-asian="10.5pt"/>
    </style:style>
    <style:style style:name="T9" style:family="text">
      <style:text-properties style:font-name="Arimo" fo:font-style="normal" officeooo:rsid="0007b3bf" style:font-size-asian="10.5p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LICACIÓN RÁPIDA SIN CONFIGURAR WEBPACK</text:p>
      <text:p text:style-name="P5"/>
      <text:p text:style-name="P6">$ npm install -g create-react-app</text:p>
      <text:p text:style-name="P6">$ create-react-app hello-world</text:p>
      <text:p text:style-name="P6">$ cd hello-world</text:p>
      <text:p text:style-name="P6">$ npm start</text:p>
      <text:p text:style-name="P8"/>
      <text:p text:style-name="P9">Instalar prop-types:</text:p>
      <text:p text:style-name="P9"/>
      <text:p text:style-name="P14"><text:bookmark text:name="result_box"/><text:line-break/>Puede utilizar prop-types para documentar los tipos de propiedades que se pasan a los componentes. React (y potencialmente otras bibliotecas, consulte la referencia checkPropTypes () a continuación) verificará los accesorios pasados a sus componentes con respecto a esas definiciones, y advertirá en el desarrollo si no coinciden.</text:p>
      <text:p text:style-name="P9"/>
      <text:p text:style-name="P7"><text:span text:style-name="T2">$ </text:span>npm install <text:span text:style-name="T3">--</text:span>save prop-types</text:p>
      <text:p text:style-name="P10"/>
      <text:p text:style-name="P10"/>
      <text:p text:style-name="P3"><text:span text:style-name="T9">Agrega a tu navegador el complemento </text:span><text:a xlink:type="simple" xlink:href="https://addons.mozilla.org/es/firefox/addon/react-devtools/" text:style-name="Internet_20_link" text:visited-style-name="Visited_20_Internet_20_Link"><text:span text:style-name="T6">React Developer Tools</text:span></text:a></text:p>
      <text:p text:style-name="P11"/>
      <text:p text:style-name="P12">instala:</text:p>
      <text:p text:style-name="P12"/>
      <text:p text:style-name="P12">$ npm install react-router-dom</text:p>
      <text:p text:style-name="P12"/>
      <text:p text:style-name="P13">BOOSTRAP</text:p>
      <text:p text:style-name="P13"/>
      <text:p text:style-name="P1"><text:a xlink:type="simple" xlink:href="https://reactstrap.github.io/" text:style-name="Internet_20_link" text:visited-style-name="Visited_20_Internet_20_Link"><text:span text:style-name="T6">https://reactstrap.github.io/</text:span></text:a></text:p>
      <text:p text:style-name="P13"/>
      <text:p text:style-name="P1"><text:span text:style-name="Source_20_Text"><text:span text:style-name="T6">npm install </text:span></text:span><text:a xlink:type="simple" xlink:href="mailto:jquery@1.9.1" text:style-name="Internet_20_link" text:visited-style-name="Visited_20_Internet_20_Link"><text:span text:style-name="Source_20_Text"><text:span text:style-name="T6">jquery@1.9.1</text:span></text:span></text:a></text:p>
      <text:p text:style-name="P2"><text:span text:style-name="Source_20_Text"><text:span text:style-name="T7">npm install popper.js@^1.12.9</text:span></text:span></text:p>
      <text:p text:style-name="P2"><text:span text:style-name="Source_20_Text"><text:span text:style-name="T6"/></text:span></text:p>
      <text:p text:style-name="P4"><text:span text:style-name="Source_20_Text"><text:span text:style-name="T8">DATATABLE</text:span></text:span></text:p>
      <text:p text:style-name="P4"><text:span text:style-name="Source_20_Text"><text:span text:style-name="T6"/></text:span></text:p>
      <text:p text:style-name="P4"><text:a xlink:type="simple" xlink:href="https://www.npmjs.com/package/datatables" text:style-name="Internet_20_link" text:visited-style-name="Visited_20_Internet_20_Link"><text:span text:style-name="Source_20_Text"><text:span text:style-name="T8">https://www.npmjs.com/package/datatables</text:span></text:span></text:a></text:p>
      <text:p text:style-name="P4"><text:span text:style-name="Source_20_Text"><text:span text:style-name="T8">https://datatables.net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39:15.337490041</meta:creation-date>
    <dc:date>2018-02-02T09:25:47.452757071</dc:date>
    <meta:editing-duration>PT17M49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1" meta:paragraph-count="18" meta:word-count="99" meta:character-count="770" meta:non-whitespace-character-count="689"/>
  </office:meta>
</office:document-meta>
</file>